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6.862cm" fo:min-width="8.1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85cm" fo:min-width="1.625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957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Courier New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636cm" svg:height="7.112cm" svg:x="2.275cm" svg:y="2.305cm">
            <text:p text:style-name="P1"><text:span text:style-name="T1">Car</text:span></text:p>
            <text:p text:style-name="P1"><text:span text:style-name="T1">make : String</text:span></text:p>
            <text:p text:style-name="P1"><text:span text:style-name="T1">model : String</text:span></text:p>
            <text:p text:style-name="P1"><text:span text:style-name="T1">yearsOld : int</text:span></text:p>
            <text:p text:style-name="P1"><text:span text:style-name="T1">odo : int</text:span></text:p>
            <text:p text:style-name="P1"><text:span text:style-name="T1">galsRemaining : double</text:span></text:p>
            <text:p text:style-name="P1"><text:span text:style-name="T1">sizeOfTank : double</text:span></text:p>
            <text:p text:style-name="P1"><text:span text:style-name="T1">gasMileage : double</text:span></text:p>
            <text:p text:style-name="P1"><text:span text:style-name="T1">Car(make: String, model: String)</text:span></text:p>
            <text:p text:style-name="P1"><text:span text:style-name="T1">getModel() : String</text:span></text:p>
            <text:p text:style-name="P1"><text:span text:style-name="T1">getMake() : String</text:span></text:p>
            <text:p text:style-name="P1"><text:span text:style-name="T1">fillUp() : void</text:span></text:p>
            <text:p text:style-name="P1"><text:span text:style-name="T1">getTankPerc(): double</text:span></text:p>
            <text:p text:style-name="P1"><text:span text:style-name="T1">drive(numMiles: int) : void</text:span></text:p>
            <text:p text:style-name="P1"><text:span text:style-name="T1">getYearsOld() : i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275cm" svg:y1="2.94cm" svg:x2="10.911cm" svg:y2="2.94cm">
            <text:p/>
          </draw:line>
          <draw:line draw:style-name="gr2" draw:text-style-name="P3" draw:layer="layout" svg:x1="2.275cm" svg:y1="6.076cm" svg:x2="10.911cm" svg:y2="6.076cm">
            <text:p/>
          </draw:line>
        </draw:g>
        <draw:g>
          <draw:custom-shape draw:style-name="gr3" draw:text-style-name="P2" draw:layer="layout" svg:width="2.125cm" svg:height="1.235cm" svg:x="14.275cm" svg:y="2.605cm">
            <text:p text:style-name="P1"><text:span text:style-name="T1">Car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275cm" svg:y1="3.534cm" svg:x2="16.4cm" svg:y2="3.534cm">
            <text:p/>
          </draw:line>
          <draw:line draw:style-name="gr2" draw:text-style-name="P3" draw:layer="layout" svg:x1="14.275cm" svg:y1="3.26cm" svg:x2="16.4cm" svg:y2="3.26cm">
            <text:p/>
          </draw:line>
        </draw:g>
        <draw:g>
          <draw:custom-shape draw:style-name="gr4" draw:text-style-name="P2" draw:layer="layout" svg:width="5.461cm" svg:height="4.207cm" svg:x="12.684cm" svg:y="4.667cm">
            <text:p text:style-name="P1"><text:span text:style-name="T1">Car</text:span></text:p>
            <text:p text:style-name="P1"><text:span text:style-name="T1"/></text:p>
            <text:p text:style-name="P1"><text:span text:style-name="T1">Car()</text:span></text:p>
            <text:p text:style-name="P1"><text:span text:style-name="T1">getModel()</text:span></text:p>
            <text:p text:style-name="P1"><text:span text:style-name="T1">getMake()</text:span></text:p>
            <text:p text:style-name="P1"><text:span text:style-name="T1">fillUp()</text:span></text:p>
            <text:p text:style-name="P1"><text:span text:style-name="T1">getTankPerc()</text:span></text:p>
            <text:p text:style-name="P1"><text:span text:style-name="T1">drive()</text:span></text:p>
            <text:p text:style-name="P1"><text:span text:style-name="T1">getYearsOld(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684cm" svg:y1="5.195cm" svg:x2="18.145cm" svg:y2="5.195cm">
            <text:p/>
          </draw:line>
          <draw:line draw:style-name="gr2" draw:text-style-name="P3" draw:layer="layout" svg:x1="12.684cm" svg:y1="5.644cm" svg:x2="18.145cm" svg:y2="5.6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4T14:26:46.547123248</dc:date>
    <meta:editing-duration>PT10M18S</meta:editing-duration>
    <meta:editing-cycles>6</meta:editing-cycles>
    <meta:document-statistic meta:object-count="12"/>
  </office:meta>
</office:document-meta>
</file>